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1"/><text:span text:style-name="T1">Introduction of Python</text:span></text:p>
      <text:p text:style-name="Standard">1. What is Python?</text:p>
      <text:p text:style-name="Standard">2. What is interpreter?</text:p>
      <text:p text:style-name="Standard">3. What is Indentation?</text:p>
      <text:p text:style-name="Standard">4. Write a sample program for "Hello World"?</text:p>
      <text:p text:style-name="Standard">5. How we can go to new line in python?</text:p>
      <text:p text:style-name="Standard">6. How we can comment the code?</text:p>
      <text:p text:style-name="Standard"/>
      <text:p text:style-name="Standard"><text:span text:style-name="T3"><text:s text:c="63"/></text:span><text:span text:style-name="T2">Data Types</text:span></text:p>
      <text:p text:style-name="Standard">1. Write a sample program using numbers and float.</text:p>
      <text:p text:style-name="Standard">2. Delete the number and float values.</text:p>
      <text:p text:style-name="Standard">3. Print the half string in the "Hello World" </text:p>
      <text:p text:style-name="Standard">4. Reverse the string</text:p>
      <text:p text:style-name="Standard">5. Append 2 strings</text:p>
      <text:p text:style-name="Standard">6. Difference between list and tuple.</text:p>
      <text:p text:style-name="Standard">7. What is dictionary and how we can access?</text:p>
      <text:p text:style-name="Standard">8. Find the output of the below program?</text:p>
      <text:p text:style-name="Standard"><text:s text:c="4"/>list = [1, 4, “Hello”, 3, 2.1, 10, “Hi”, 22]</text:p>
      <text:p text:style-name="Standard"><text:s text:c="4"/>list[1:4]</text:p>
      <text:p text:style-name="Standard"><text:s text:c="4"/>list[-2:-1]</text:p>
      <text:p text:style-name="Standard"><text:s text:c="3"/>list[3:7:-1]</text:p>
      <text:p text:style-name="Standard"><text:s text:c="3"/>list[-1:-6:1]</text:p>
      <text:p text:style-name="Standard"><text:s text:c="2"/>print all the elements in reverse order?</text:p>
      <text:p text:style-name="Standard">9. Difference between mutable and immutable?</text:p>
      <text:p text:style-name="Standard">10. Merge 2 strings and make it one new string?<text:bookmark text:name="_GoBack"/></text:p>
      <text:p text:style-name="Standard"><text:soft-page-break/><text:s text:c="49"/><text:span text:style-name="T2">Operators, Conditions and loops</text:span></text:p>
      <text:p text:style-name="P1"/>
      <text:p text:style-name="Standard">1. what is purpose of break statement in Python?</text:p>
      <text:p text:style-name="Standard">2. Can you tell about pass statement and where we can use it?</text:p>
      <text:p text:style-name="Standard">3. Print each character individually in the given string?</text:p>
      <text:p text:style-name="Standard"><text:s text:c="3"/>eg: <text:s/>String : "Python"</text:p>
      <text:p text:style-name="Standard"><text:s text:c="3"/>o/p: p</text:p>
      <text:p text:style-name="Standard"><text:s text:c="8"/>y</text:p>
      <text:p text:style-name="Standard"><text:s text:c="8"/>t</text:p>
      <text:p text:style-name="Standard"><text:s text:c="8"/>h</text:p>
      <text:p text:style-name="Standard"><text:s text:c="8"/>o</text:p>
      <text:p text:style-name="Standard"><text:s text:c="8"/>n</text:p>
      <text:p text:style-name="Standard">4. print tuple elements individually?</text:p>
      <text:p text:style-name="Standard">5. print list elements individually?</text:p>
      <text:p text:style-name="Standard">6. print Dictionary elements individually?</text:p>
      <text:p text:style-name="Standard">7. What is the purpose of <text:s/>** <text:s/>operator?</text:p>
      <text:p text:style-name="Standard">8. What is the purpose of <text:s text:c="2"/>// <text:s/>operator?</text:p>
      <text:p text:style-name="Standard">9. Find big number in given three numbers?</text:p>
      <text:p text:style-name="Standard"><text:s text:c="6"/>A = 10, B =20, C = 5</text:p>
      <text:p text:style-name="Standard">10. Write a program to find the sum of the given number?</text:p>
      <text:p text:style-name="Standard"><text:s text:c="9"/>N = 1234</text:p>
      <text:p text:style-name="Standard"><text:s text:c="5"/>Output: 10</text:p>
      <text:p text:style-name="Standard">11. Identity operator with example?</text:p>
      <text:p text:style-name="Standard">12. Membership operator with example?</text:p>
      <text:p text:style-name="Standard"/>
      <text:p text:style-name="Standard"><text:soft-page-break/></text:p>
      <text:p text:style-name="Standard"/>
      <text:p text:style-name="Standard"/>
      <text:p text:style-name="Standard"><text:s text:c="53"/><text:span text:style-name="T2">Modules and Functions</text:span></text:p>
      <text:p text:style-name="Standard">1. Write sample program for call by value?</text:p>
      <text:p text:style-name="Standard">2. Write sample program for call by refernce?</text:p>
      <text:p text:style-name="Standard">3. Types of function in python?</text:p>
      <text:p text:style-name="Standard">4. write a power of 2 program using lambda function?</text:p>
      <text:p text:style-name="Standard">5. Difference between packing and unpacking functions?</text:p>
      <text:p text:style-name="Standard">6. Purpose of import statement</text:p>
      <text:p text:style-name="Standard">7. Diff b/w from and import</text:p>
      <text:p text:style-name="Standard">8. what is reload function?</text:p>
      <text:p text:style-name="Standard">9. How to import and access the file2.py data into file1.py file?</text:p>
      <text:p text:style-name="Standard">10. How to import and access the file3.py data into file1.py using file2.py file?</text:p>
      <text:p text:style-name="Standard"/>
      <text:p text:style-name="Standard"><text:s text:c="58"/><text:span text:style-name="T2">OOPS</text:span></text:p>
      <text:p text:style-name="Standard">1. What is class and class variable?</text:p>
      <text:p text:style-name="Standard">2. Write sample program by using class?</text:p>
      <text:p text:style-name="Standard">3. How to create instance objects?</text:p>
      <text:p text:style-name="Standard">4. How to destroy objects?</text:p>
      <text:p text:style-name="Standard">5. Create 2 objects for the class? Modify the class variable (a=10) by using object 2?</text:p>
      <text:p text:style-name="Standard"><text:s text:c="6"/>Class test:</text:p>
      <text:p text:style-name="Standard"><text:s text:c="18"/>A = 10</text:p>
      <text:p text:style-name="Standard"><text:s text:c="6"/>Ob1 = test()</text:p>
      <text:p text:style-name="Standard"><text:s text:c="5"/>Ob2 = tset()</text:p>
      <text:p text:style-name="Standard"><text:soft-page-break/>Output of Ob1.A and Ob2.A ?</text:p>
      <text:p text:style-name="Standard">6. what is class inheritance and types of inheritance?</text:p>
      <text:p text:style-name="Standard">7. Types of hiding data? How to hide the data in python?</text:p>
      <text:p text:style-name="Standard">8. What is Method in class?</text:p>
      <text:p text:style-name="Standard">9. Explain about dynamic polymorphism with example program?</text:p>
      <text:p text:style-name="Standard"/>
      <text:p text:style-name="Standard"><text:s text:c="57"/><text:span text:style-name="T2">Exception handling</text:span></text:p>
      <text:p text:style-name="P1"/>
      <text:p text:style-name="Standard">1. What is exception handling?</text:p>
      <text:p text:style-name="Standard">2. Error vs exception </text:p>
      <text:p text:style-name="Standard">3. what are the types of exceptions?</text:p>
      <text:p text:style-name="Standard">4. Purpose of 'try' command</text:p>
      <text:p text:style-name="Standard">5. What is flow exception handling?</text:p>
      <text:p text:style-name="Standard">6. Possible combinations by using try, except and finally?</text:p>
      <text:p text:style-name="Standard">7. write an example for name error and type error?</text:p>
      <text:p text:style-name="Standard">8. Using try, except and finally, write the zero division error program?</text:p>
      <text:p text:style-name="Standard"/>
      <text:p text:style-name="Standard"><text:s text:c="56"/><text:span text:style-name="T2">Files</text:span></text:p>
      <text:p text:style-name="Standard">1. Diff b/w raw input and input function?</text:p>
      <text:p text:style-name="Standard">2. Reqiured Arguments for open the file .txt file?</text:p>
      <text:p text:style-name="Standard">3. What is close() Method?</text:p>
      <text:p text:style-name="Standard">4. syntax for read and write the files</text:p>
      <text:p text:style-name="Standard">5. what is seek function?</text:p>
      <text:p text:style-name="Standard">6. how to delete file?</text:p>
      <text:p text:style-name="Standard">7. what is chdir() method?</text:p>
      <text:p text:style-name="Standard"><text:soft-page-break/>8. How to create, write and read into excel file with program example?</text:p>
      <text:p text:style-name="Standard">9. How to create, write and read into html file with program example?</text:p>
      <text:p text:style-name="Standard"/>
      <text:p text:style-name="Standard"><text:s text:c="55"/><text:span text:style-name="T2">GUI Creation</text:span></text:p>
      <text:p text:style-name="Standard">1. what is tkinter</text:p>
      <text:p text:style-name="Standard">2. how to import tkinter module</text:p>
      <text:p text:style-name="Standard">3. write Syntax for button widget?</text:p>
      <text:p text:style-name="Standard">4. Write sample program to create the checkbox?</text:p>
      <text:p text:style-name="Standard">5. What is menu button in python?</text:p>
      <text:p text:style-name="Standard">6. Write a program for create GUI application with check box and buttons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amad Shaik</meta:initial-creator>
    <dc:creator>Ahamad Shaik</dc:creator>
    <meta:editing-cycles>98</meta:editing-cycles>
    <meta:creation-date>2018-07-09T06:49:00</meta:creation-date>
    <dc:date>2018-07-10T06:15:00</dc:date>
    <meta:editing-duration>PT5M1S</meta:editing-duration>
    <meta:generator>OpenOffice/4.0.0$Win32 OpenOffice.org_project/400m3$Build-9702</meta:generator>
    <meta:document-statistic meta:table-count="0" meta:image-count="0" meta:object-count="0" meta:page-count="5" meta:paragraph-count="99" meta:word-count="611" meta:character-count="38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